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IMENA CORNEJ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EGOCIOS ROMASUR S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SADO CASTELO, RONALD EDGARD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DINA MEDINA, EDWIN ENRIQUE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35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8T23:45:2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